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 style:master-page-name="Standard"/>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er title</text:p>
      <text:p text:style-name="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fo:break-before="page"/>
      <style:text-properties fo:font-size="20pt"/>
    </style:style>
    <style:style style:name="Title-book" style:family="paragraph" style:parent-style-name="Title" style:next-style-name="p" style:master-page-name="">
      <style:paragraph-properties fo:margin-top="1.401cm" fo:margin-bottom="0cm"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18cm solid #000000" style:shadow="none"/>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18cm solid #000000" style:shadow="none"/>
    </style:style>
    <style:style style:name="h-exercise" style:family="paragraph" style:parent-style-name="Heading_20_6">
      <style:paragraph-properties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18cm solid #000000" style:shadow="none"/>
    </style:style>
    <style:style style:name="h-reading" style:family="paragraph" style:parent-style-name="Heading_20_6">
      <style:paragraph-properties fo:padding="0.049cm" fo:border-left="none" fo:border-right="none" fo:border-top="none" fo:border-bottom="0.018cm solid #000000" style:shadow="none"/>
    </style:style>
    <style:style style:name="h-reflection" style:family="paragraph" style:parent-style-name="Heading_20_6">
      <style:paragraph-properties fo:padding="0.049cm" fo:border-left="none" fo:border-right="none" fo:border-top="none" fo:border-bottom="0.018cm solid #000000" style:shadow="none"/>
    </style:style>
    <style:style style:name="h-note" style:family="paragraph" style:parent-style-name="Heading_20_6">
      <style:paragraph-properties fo:padding="0.049cm" fo:border-left="none" fo:border-right="none" fo:border-top="none" fo:border-bottom="0.018cm solid #000000" style:shadow="none"/>
    </style:style>
    <style:style style:name="h-slide" style:family="paragraph" style:parent-style-name="Heading_20_6" style:master-page-name="">
      <style:paragraph-properties fo:padding="0.049cm" fo:border-left="none" fo:border-right="none" fo:border-top="none" fo:border-bottom="0.018cm solid #000000"/>
    </style:style>
    <style:style style:name="smallfont" style:family="paragraph" style:master-page-name="">
      <style:text-properties fo:font-size="2pt"/>
    </style:style>
    <style:style style:name="h-presentation" style:family="paragraph" style:parent-style-name="Heading_20_6" style:master-page-name="">
      <style:paragraph-properties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master-page-name="">
      <style:paragraph-properties fo:background-color="transparent" fo:padding="0.049cm" fo:border-left="none" fo:border-right="none" fo:border-top="none" fo:border-bottom="0.018cm solid #000000">
        <style:tab-stops/>
        <style:background-image/>
      </style:paragraph-properties>
    </style:style>
    <style:style style:name="h-selfassessment" style:family="paragraph" style:parent-style-name="Heading_20_6" style:master-page-name="">
      <style:paragraph-properties fo:padding="0.049cm" fo:border-left="none" fo:border-right="none" fo:border-top="none" fo:border-bottom="0.018cm solid #000000"/>
    </style:style>
    <style:style style:name="h-video" style:family="paragraph" style:parent-style-name="Heading_20_6" style:master-page-name="">
      <style:paragraph-properties fo:padding="0.049cm" fo:border-left="none" fo:border-right="none" fo:border-top="none" fo:border-bottom="0.018cm solid #000000"/>
    </style:style>
    <style:style style:name="h-cd" style:family="paragraph" style:parent-style-name="Heading_20_6" style:master-page-name="">
      <style:paragraph-properties fo:background-color="transparent" fo:padding="0.049cm" fo:border-left="none" fo:border-right="none" fo:border-top="none" fo:border-bottom="0.018cm solid #000000">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i-bi" style:family="text">
      <style:text-properties fo:font-size="11pt" fo:font-style="italic" fo:font-weight="bold" style:font-style-asian="normal" style:font-style-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Untitled</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Untitled</text:title></text:p>
            </table:table-cell>
            <table:table-cell table:style-name="Table3.A1" office:value-type="string">
              <text:p text:style-name="P1"><text:span text:style-name="i-b"><text:page-number text:select-page="current">1</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Untitled</text:title></text:p>
            </table:table-cell>
            <table:table-cell table:style-name="Table4.A1" office:value-type="string">
              <text:p text:style-name="P1"><text:span text:style-name="i-b"><text:page-number text:select-page="current">1</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Untitled</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dc:title>Untitled</dc:title>
    <meta:initial-creator>Pamela Glossop</meta:initial-creator>
    <meta:creation-date>2006-10-27T12:03:49</meta:creation-date>
    <dc:creator>Daniel de Byl</dc:creator>
    <dc:date>2007-02-18T00:46:58</dc:date>
    <dc:language>en-US</dc:language>
    <meta:editing-cycles>4</meta:editing-cycles>
    <meta:editing-duration>PT5M18S</meta:editing-duration>
    <meta:template xlink:type="simple" xlink:actuate="onRequest" xlink:role="template" xlink:href="../../../content/templates/ice-template.ott" xlink:title="ice-template" meta:date="2006-10-27T12:03:49"/>
    <meta:user-defined meta:name="Info 1"/>
    <meta:user-defined meta:name="Info 2"/>
    <meta:user-defined meta:name="Info 3"/>
    <meta:user-defined meta:name="Info 4"/>
    <meta:document-statistic meta:table-count="12" meta:image-count="0" meta:object-count="0" meta:page-count="1" meta:paragraph-count="21" meta:word-count="2" meta:character-count="31"/>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